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5.66mm" svg:height="122.72mm" svg:x="33.6mm" svg:y="189.91mm">
            <draw:object draw:notify-on-update-of-ranges="Sheet1.A18:Sheet1.A28 Sheet1.B18:Sheet1.B28 Sheet1.C18:Sheet1.C28 Sheet1.D18:Sheet1.D28 Sheet1.E18:Sheet1.E28 Sheet1.F18:Sheet1.F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F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511.73314592" calcext:value-type="float">
            <text:p>-511.73314592</text:p>
          </table:table-cell>
          <table:table-cell office:value-type="float" office:value="4096" calcext:value-type="float">
            <text:p>4096</text:p>
          </table:table-cell>
          <table:table-cell office:value-type="float" office:value="-431.17455317" calcext:value-type="float">
            <text:p>-431.17455317</text:p>
          </table:table-cell>
          <table:table-cell office:value-type="float" office:value="4096" calcext:value-type="float">
            <text:p>4096</text:p>
          </table:table-cell>
          <table:table-cell office:value-type="float" office:value="-328.90821604" calcext:value-type="float">
            <text:p>-328.90821604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-511.73275744" calcext:value-type="float">
            <text:p>-511.73275744</text:p>
          </table:table-cell>
          <table:table-cell office:value-type="float" office:value="4913" calcext:value-type="float">
            <text:p>4913</text:p>
          </table:table-cell>
          <table:table-cell office:value-type="float" office:value="-431.17355566" calcext:value-type="float">
            <text:p>-431.17355566</text:p>
          </table:table-cell>
          <table:table-cell office:value-type="float" office:value="4913" calcext:value-type="float">
            <text:p>4913</text:p>
          </table:table-cell>
          <table:table-cell office:value-type="float" office:value="-328.90703302" calcext:value-type="float">
            <text:p>-328.90703302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-511.73256044" calcext:value-type="float">
            <text:p>-511.73256044</text:p>
          </table:table-cell>
          <table:table-cell office:value-type="float" office:value="5832" calcext:value-type="float">
            <text:p>5832</text:p>
          </table:table-cell>
          <table:table-cell office:value-type="float" office:value="-431.173012" calcext:value-type="float">
            <text:p>-431.173012</text:p>
          </table:table-cell>
          <table:table-cell office:value-type="float" office:value="5832" calcext:value-type="float">
            <text:p>5832</text:p>
          </table:table-cell>
          <table:table-cell office:value-type="float" office:value="-328.90648481" calcext:value-type="float">
            <text:p>-328.90648481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-511.73245732" calcext:value-type="float">
            <text:p>-511.73245732</text:p>
          </table:table-cell>
          <table:table-cell office:value-type="float" office:value="6859" calcext:value-type="float">
            <text:p>6859</text:p>
          </table:table-cell>
          <table:table-cell office:value-type="float" office:value="-431.17271369" calcext:value-type="float">
            <text:p>-431.17271369</text:p>
          </table:table-cell>
          <table:table-cell office:value-type="float" office:value="6859" calcext:value-type="float">
            <text:p>6859</text:p>
          </table:table-cell>
          <table:table-cell office:value-type="float" office:value="-328.90612946" calcext:value-type="float">
            <text:p>-328.9061294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511.73238734" calcext:value-type="float">
            <text:p>-511.73238734</text:p>
          </table:table-cell>
          <table:table-cell office:value-type="float" office:value="8000" calcext:value-type="float">
            <text:p>8000</text:p>
          </table:table-cell>
          <table:table-cell office:value-type="float" office:value="-431.17255312" calcext:value-type="float">
            <text:p>-431.17255312</text:p>
          </table:table-cell>
          <table:table-cell office:value-type="float" office:value="8000" calcext:value-type="float">
            <text:p>8000</text:p>
          </table:table-cell>
          <table:table-cell office:value-type="float" office:value="-328.90594417" calcext:value-type="float">
            <text:p>-328.90594417</text:p>
          </table:table-cell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-511.73233054" calcext:value-type="float">
            <text:p>-511.73233054</text:p>
          </table:table-cell>
          <table:table-cell office:value-type="float" office:value="9261" calcext:value-type="float">
            <text:p>9261</text:p>
          </table:table-cell>
          <table:table-cell office:value-type="float" office:value="-431.17246122" calcext:value-type="float">
            <text:p>-431.17246122</text:p>
          </table:table-cell>
          <table:table-cell office:value-type="float" office:value="9261" calcext:value-type="float">
            <text:p>9261</text:p>
          </table:table-cell>
          <table:table-cell office:value-type="float" office:value="-328.90584968" calcext:value-type="float">
            <text:p>-328.90584968</text:p>
          </table:table-cell>
        </table:table-row>
        <table:table-row table:style-name="ro1">
          <table:table-cell office:value-type="float" office:value="10648" calcext:value-type="float">
            <text:p>10648</text:p>
          </table:table-cell>
          <table:table-cell office:value-type="float" office:value="-511.73234787" calcext:value-type="float">
            <text:p>-511.73234787</text:p>
          </table:table-cell>
          <table:table-cell office:value-type="float" office:value="10648" calcext:value-type="float">
            <text:p>10648</text:p>
          </table:table-cell>
          <table:table-cell office:value-type="float" office:value="-431.17242451" calcext:value-type="float">
            <text:p>-431.17242451</text:p>
          </table:table-cell>
          <table:table-cell office:value-type="float" office:value="10648" calcext:value-type="float">
            <text:p>10648</text:p>
          </table:table-cell>
          <table:table-cell office:value-type="float" office:value="-328.90589627" calcext:value-type="float">
            <text:p>-328.90589627</text:p>
          </table:table-cell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float" office:value="-511.73232348" calcext:value-type="float">
            <text:p>-511.73232348</text:p>
          </table:table-cell>
          <table:table-cell office:value-type="float" office:value="12167" calcext:value-type="float">
            <text:p>12167</text:p>
          </table:table-cell>
          <table:table-cell office:value-type="float" office:value="-431.17239798" calcext:value-type="float">
            <text:p>-431.17239798</text:p>
          </table:table-cell>
          <table:table-cell office:value-type="float" office:value="12167" calcext:value-type="float">
            <text:p>12167</text:p>
          </table:table-cell>
          <table:table-cell office:value-type="float" office:value="-328.90582836" calcext:value-type="float">
            <text:p>-328.90582836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-511.73231358" calcext:value-type="float">
            <text:p>-511.73231358</text:p>
          </table:table-cell>
          <table:table-cell office:value-type="float" office:value="13824" calcext:value-type="float">
            <text:p>13824</text:p>
          </table:table-cell>
          <table:table-cell office:value-type="float" office:value="-431.17238492" calcext:value-type="float">
            <text:p>-431.17238492</text:p>
          </table:table-cell>
          <table:table-cell office:value-type="float" office:value="13824" calcext:value-type="float">
            <text:p>13824</text:p>
          </table:table-cell>
          <table:table-cell office:value-type="float" office:value="-328.90582095" calcext:value-type="float">
            <text:p>-328.90582095</text:p>
          </table:table-cell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float" office:value="-511.73231638" calcext:value-type="float">
            <text:p>-511.73231638</text:p>
          </table:table-cell>
          <table:table-cell office:value-type="float" office:value="15625" calcext:value-type="float">
            <text:p>15625</text:p>
          </table:table-cell>
          <table:table-cell office:value-type="float" office:value="-431.17237588" calcext:value-type="float">
            <text:p>-431.17237588</text:p>
          </table:table-cell>
          <table:table-cell office:value-type="float" office:value="15625" calcext:value-type="float">
            <text:p>15625</text:p>
          </table:table-cell>
          <table:table-cell office:value-type="float" office:value="-328.90580294" calcext:value-type="float">
            <text:p>-328.90580294</text:p>
          </table:table-cell>
        </table:table-row>
        <table:table-row table:style-name="ro1">
          <table:table-cell office:value-type="float" office:value="17576" calcext:value-type="float">
            <text:p>17576</text:p>
          </table:table-cell>
          <table:table-cell office:value-type="float" office:value="-511.73230262" calcext:value-type="float">
            <text:p>-511.73230262</text:p>
          </table:table-cell>
          <table:table-cell office:value-type="float" office:value="17576" calcext:value-type="float">
            <text:p>17576</text:p>
          </table:table-cell>
          <table:table-cell office:value-type="float" office:value="-431.17237271" calcext:value-type="float">
            <text:p>-431.17237271</text:p>
          </table:table-cell>
          <table:table-cell office:value-type="float" office:value="17576" calcext:value-type="float">
            <text:p>17576</text:p>
          </table:table-cell>
          <table:table-cell office:value-type="float" office:value="-328.90578551" calcext:value-type="float">
            <text:p>-328.9057855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formula="of:=[.A5]" office:value-type="float" office:value="4096" calcext:value-type="float">
            <text:p>4096</text:p>
          </table:table-cell>
          <table:table-cell table:formula="of:=([.B5]-[.$B$15])*13.60569301" office:value-type="float" office:value="-0.0114736809159084" calcext:value-type="float">
            <text:p>-0.011473680915908</text:p>
          </table:table-cell>
          <table:table-cell table:formula="of:=[.C5]" office:value-type="float" office:value="4096" calcext:value-type="float">
            <text:p>4096</text:p>
          </table:table-cell>
          <table:table-cell table:formula="of:=([.D5]-[.$D$15])*13.60569301" office:value-type="float" office:value="-0.029666669381043" calcext:value-type="float">
            <text:p>-0.029666669381043</text:p>
          </table:table-cell>
          <table:table-cell table:formula="of:=[.E5]" office:value-type="float" office:value="4096" calcext:value-type="float">
            <text:p>4096</text:p>
          </table:table-cell>
          <table:table-cell table:formula="of:=([.F5]-[.$F$15])*13.60569301" office:value-type="float" office:value="-0.0330690450319554" calcext:value-type="float">
            <text:p>-0.033069045031955</text:p>
          </table:table-cell>
        </table:table-row>
        <table:table-row table:style-name="ro1">
          <table:table-cell table:formula="of:=[.A6]" office:value-type="float" office:value="4913" calcext:value-type="float">
            <text:p>4913</text:p>
          </table:table-cell>
          <table:table-cell table:formula="of:=([.B6]-[.$B$15])*13.60569301" office:value-type="float" office:value="-0.00618814129502376" calcext:value-type="float">
            <text:p>-0.006188141295024</text:p>
          </table:table-cell>
          <table:table-cell table:formula="of:=[.C6]" office:value-type="float" office:value="4913" calcext:value-type="float">
            <text:p>4913</text:p>
          </table:table-cell>
          <table:table-cell table:formula="of:=([.D6]-[.$D$15])*13.60569301" office:value-type="float" office:value="-0.0160948545459924" calcext:value-type="float">
            <text:p>-0.016094854545992</text:p>
          </table:table-cell>
          <table:table-cell table:formula="of:=[.E6]" office:value-type="float" office:value="4913" calcext:value-type="float">
            <text:p>4913</text:p>
          </table:table-cell>
          <table:table-cell table:formula="of:=([.F6]-[.$F$15])*13.60569301" office:value-type="float" office:value="-0.0169732380866967" calcext:value-type="float">
            <text:p>-0.016973238086697</text:p>
          </table:table-cell>
        </table:table-row>
        <table:table-row table:style-name="ro1">
          <table:table-cell table:formula="of:=[.A7]" office:value-type="float" office:value="5832" calcext:value-type="float">
            <text:p>5832</text:p>
          </table:table-cell>
          <table:table-cell table:formula="of:=([.B7]-[.$B$15])*13.60569301" office:value-type="float" office:value="-0.00350781977186037" calcext:value-type="float">
            <text:p>-0.00350781977186</text:p>
          </table:table-cell>
          <table:table-cell table:formula="of:=[.C7]" office:value-type="float" office:value="5832" calcext:value-type="float">
            <text:p>5832</text:p>
          </table:table-cell>
          <table:table-cell table:formula="of:=([.D7]-[.$D$15])*13.60569301" office:value-type="float" office:value="-0.00869798348487744" calcext:value-type="float">
            <text:p>-0.008697983484877</text:p>
          </table:table-cell>
          <table:table-cell table:formula="of:=[.E7]" office:value-type="float" office:value="5832" calcext:value-type="float">
            <text:p>5832</text:p>
          </table:table-cell>
          <table:table-cell table:formula="of:=([.F7]-[.$F$15])*13.60569301" office:value-type="float" office:value="-0.00951446112200119" calcext:value-type="float">
            <text:p>-0.009514461122001</text:p>
          </table:table-cell>
        </table:table-row>
        <table:table-row table:style-name="ro1">
          <table:table-cell table:formula="of:=[.A8]" office:value-type="float" office:value="6859" calcext:value-type="float">
            <text:p>6859</text:p>
          </table:table-cell>
          <table:table-cell table:formula="of:=([.B8]-[.$B$15])*13.60569301" office:value-type="float" office:value="-0.00210480070859197" calcext:value-type="float">
            <text:p>-0.002104800708592</text:p>
          </table:table-cell>
          <table:table-cell table:formula="of:=[.C8]" office:value-type="float" office:value="6859" calcext:value-type="float">
            <text:p>6859</text:p>
          </table:table-cell>
          <table:table-cell table:formula="of:=([.D8]-[.$D$15])*13.60569301" office:value-type="float" office:value="-0.00463926920299453" calcext:value-type="float">
            <text:p>-0.004639269202995</text:p>
          </table:table-cell>
          <table:table-cell table:formula="of:=[.E8]" office:value-type="float" office:value="6859" calcext:value-type="float">
            <text:p>6859</text:p>
          </table:table-cell>
          <table:table-cell table:formula="of:=([.F8]-[.$F$15])*13.60569301" office:value-type="float" office:value="-0.00467967811080738" calcext:value-type="float">
            <text:p>-0.004679678110807</text:p>
          </table:table-cell>
        </table:table-row>
        <table:table-row table:style-name="ro1">
          <table:table-cell table:formula="of:=[.A9]" office:value-type="float" office:value="8000" calcext:value-type="float">
            <text:p>8000</text:p>
          </table:table-cell>
          <table:table-cell table:formula="of:=([.B9]-[.$B$15])*13.60569301" office:value-type="float" office:value="-0.00115267431205243" calcext:value-type="float">
            <text:p>-0.001152674312052</text:p>
          </table:table-cell>
          <table:table-cell table:formula="of:=[.C9]" office:value-type="float" office:value="8000" calcext:value-type="float">
            <text:p>8000</text:p>
          </table:table-cell>
          <table:table-cell table:formula="of:=([.D9]-[.$D$15])*13.60569301" office:value-type="float" office:value="-0.00245460307572289" calcext:value-type="float">
            <text:p>-0.002454603075723</text:p>
          </table:table-cell>
          <table:table-cell table:formula="of:=[.E9]" office:value-type="float" office:value="8000" calcext:value-type="float">
            <text:p>8000</text:p>
          </table:table-cell>
          <table:table-cell table:formula="of:=([.F9]-[.$F$15])*13.60569301" office:value-type="float" office:value="-0.00215867925311583" calcext:value-type="float">
            <text:p>-0.002158679253116</text:p>
          </table:table-cell>
        </table:table-row>
        <table:table-row table:style-name="ro1">
          <table:table-cell table:formula="of:=[.A10]" office:value-type="float" office:value="9261" calcext:value-type="float">
            <text:p>9261</text:p>
          </table:table-cell>
          <table:table-cell table:formula="of:=([.B10]-[.$B$15])*13.60569301" office:value-type="float" office:value="-0.000379870949334099" calcext:value-type="float">
            <text:p>-0.000379870949334</text:p>
          </table:table-cell>
          <table:table-cell table:formula="of:=[.C10]" office:value-type="float" office:value="9261" calcext:value-type="float">
            <text:p>9261</text:p>
          </table:table-cell>
          <table:table-cell table:formula="of:=([.D10]-[.$D$15])*13.60569301" office:value-type="float" office:value="-0.00120423988847654" calcext:value-type="float">
            <text:p>-0.001204239888477</text:p>
          </table:table-cell>
          <table:table-cell table:formula="of:=[.E10]" office:value-type="float" office:value="9261" calcext:value-type="float">
            <text:p>9261</text:p>
          </table:table-cell>
          <table:table-cell table:formula="of:=([.F10]-[.$F$15])*13.60569301" office:value-type="float" office:value="-0.000873077320861464" calcext:value-type="float">
            <text:p>-0.000873077320861</text:p>
          </table:table-cell>
        </table:table-row>
        <table:table-row table:style-name="ro1">
          <table:table-cell table:formula="of:=[.A11]" office:value-type="float" office:value="10648" calcext:value-type="float">
            <text:p>10648</text:p>
          </table:table-cell>
          <table:table-cell table:formula="of:=([.B11]-[.$B$15])*13.60569301" office:value-type="float" office:value="-0.000615657609081599" calcext:value-type="float">
            <text:p>-0.000615657609082</text:p>
          </table:table-cell>
          <table:table-cell table:formula="of:=[.C11]" office:value-type="float" office:value="10648" calcext:value-type="float">
            <text:p>10648</text:p>
          </table:table-cell>
          <table:table-cell table:formula="of:=([.D11]-[.$D$15])*13.60569301" office:value-type="float" office:value="-0.000704774897840082" calcext:value-type="float">
            <text:p>-0.00070477489784</text:p>
          </table:table-cell>
          <table:table-cell table:formula="of:=[.E11]" office:value-type="float" office:value="10648" calcext:value-type="float">
            <text:p>10648</text:p>
          </table:table-cell>
          <table:table-cell table:formula="of:=([.F11]-[.$F$15])*13.60569301" office:value-type="float" office:value="-0.00150696655834482" calcext:value-type="float">
            <text:p>-0.001506966558345</text:p>
          </table:table-cell>
        </table:table-row>
        <table:table-row table:style-name="ro1">
          <table:table-cell table:formula="of:=[.A12]" office:value-type="float" office:value="12167" calcext:value-type="float">
            <text:p>12167</text:p>
          </table:table-cell>
          <table:table-cell table:formula="of:=([.B12]-[.$B$15])*13.60569301" office:value-type="float" office:value="-0.000283814756276366" calcext:value-type="float">
            <text:p>-0.000283814756276</text:p>
          </table:table-cell>
          <table:table-cell table:formula="of:=[.C12]" office:value-type="float" office:value="12167" calcext:value-type="float">
            <text:p>12167</text:p>
          </table:table-cell>
          <table:table-cell table:formula="of:=([.D12]-[.$D$15])*13.60569301" office:value-type="float" office:value="-0.00034381586287129" calcext:value-type="float">
            <text:p>-0.000343815862871</text:p>
          </table:table-cell>
          <table:table-cell table:formula="of:=[.E12]" office:value-type="float" office:value="12167" calcext:value-type="float">
            <text:p>12167</text:p>
          </table:table-cell>
          <table:table-cell table:formula="of:=([.F12]-[.$F$15])*13.60569301" office:value-type="float" office:value="-0.000583003945476005" calcext:value-type="float">
            <text:p>-0.000583003945476</text:p>
          </table:table-cell>
        </table:table-row>
        <table:table-row table:style-name="ro1">
          <table:table-cell table:formula="of:=[.A13]" office:value-type="float" office:value="13824" calcext:value-type="float">
            <text:p>13824</text:p>
          </table:table-cell>
          <table:table-cell table:formula="of:=([.B13]-[.$B$15])*13.60569301" office:value-type="float" office:value="-0.000149118395353406" calcext:value-type="float">
            <text:p>-0.000149118395353</text:p>
          </table:table-cell>
          <table:table-cell table:formula="of:=[.C13]" office:value-type="float" office:value="13824" calcext:value-type="float">
            <text:p>13824</text:p>
          </table:table-cell>
          <table:table-cell table:formula="of:=([.D13]-[.$D$15])*13.60569301" office:value-type="float" office:value="-0.000166125511959664" calcext:value-type="float">
            <text:p>-0.00016612551196</text:p>
          </table:table-cell>
          <table:table-cell table:formula="of:=[.E13]" office:value-type="float" office:value="13824" calcext:value-type="float">
            <text:p>13824</text:p>
          </table:table-cell>
          <table:table-cell table:formula="of:=([.F13]-[.$F$15])*13.60569301" office:value-type="float" office:value="-0.000482185760727529" calcext:value-type="float">
            <text:p>-0.000482185760728</text:p>
          </table:table-cell>
        </table:table-row>
        <table:table-row table:style-name="ro1">
          <table:table-cell table:formula="of:=[.A14]" office:value-type="float" office:value="15625" calcext:value-type="float">
            <text:p>15625</text:p>
          </table:table-cell>
          <table:table-cell table:formula="of:=([.B14]-[.$B$15])*13.60569301" office:value-type="float" office:value="-0.000187214335839901" calcext:value-type="float">
            <text:p>-0.00018721433584</text:p>
          </table:table-cell>
          <table:table-cell table:formula="of:=[.C14]" office:value-type="float" office:value="15625" calcext:value-type="float">
            <text:p>15625</text:p>
          </table:table-cell>
          <table:table-cell table:formula="of:=([.D14]-[.$D$15])*13.60569301" office:value-type="float" office:value="-0.0000431300470266969" calcext:value-type="float">
            <text:p>-4.31300470266969E-05</text:p>
          </table:table-cell>
          <table:table-cell table:formula="of:=[.E14]" office:value-type="float" office:value="15625" calcext:value-type="float">
            <text:p>15625</text:p>
          </table:table-cell>
          <table:table-cell table:formula="of:=([.F14]-[.$F$15])*13.60569301" office:value-type="float" office:value="-0.000237147229354423" calcext:value-type="float">
            <text:p>-0.000237147229354</text:p>
          </table:table-cell>
        </table:table-row>
        <table:table-row table:style-name="ro1">
          <table:table-cell table:formula="of:=[.A15]" office:value-type="float" office:value="17576" calcext:value-type="float">
            <text:p>17576</text:p>
          </table:table-cell>
          <table:table-cell table:formula="of:=([.B15]-[.$B$15])*13.60569301" office:value-type="float" office:value="0" calcext:value-type="float">
            <text:p>0</text:p>
          </table:table-cell>
          <table:table-cell table:formula="of:=[.C15]" office:value-type="float" office:value="17576" calcext:value-type="float">
            <text:p>17576</text:p>
          </table:table-cell>
          <table:table-cell table:formula="of:=([.D15]-[.$D$15])*13.60569301" office:value-type="float" office:value="0" calcext:value-type="float">
            <text:p>0</text:p>
          </table:table-cell>
          <table:table-cell table:formula="of:=[.E15]" office:value-type="float" office:value="17576" calcext:value-type="float">
            <text:p>17576</text:p>
          </table:table-cell>
          <table:table-cell table:formula="of:=([.F15]-[.$F$15])*13.6056930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[.B15]*13.60569301" office:value-type="float" office:value="-6962.47261274814" calcext:value-type="float">
            <text:p>-6962.47261274814</text:p>
          </table:table-cell>
          <table:table-cell/>
          <table:table-cell table:formula="of:=[.D15]*13.60569301" office:value-type="float" office:value="-5866.39893748556" calcext:value-type="float">
            <text:p>-5866.39893748556</text:p>
          </table:table-cell>
          <table:table-cell/>
          <table:table-cell table:formula="of:=[.F15]*13.60569301" office:value-type="float" office:value="-4474.99114686197" calcext:value-type="float">
            <text:p>-4474.99114686197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float" office:value="-512.029995887" calcext:value-type="float">
            <text:p>-512.029995887</text:p>
          </table:table-cell>
          <table:table-cell table:number-columns-repeated="4"/>
        </table:table-row>
        <table:table-row table:style-name="ro1">
          <table:table-cell/>
          <table:table-cell table:formula="of:=([.B15]-[.B38])*13.60569301" office:value-type="float" office:value="4.05032320194673" calcext:value-type="float">
            <text:p>4.050323201946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5:56:02.758691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20:52:50.263846484</meta:creation-date>
    <dc:date>2022-03-21T23:10:26.696626460</dc:date>
    <meta:editing-duration>P1DT6H15M45S</meta:editing-duration>
    <meta:editing-cycles>5</meta:editing-cycles>
    <meta:generator>LibreOffice/6.0.7.3$Linux_X86_64 LibreOffice_project/00m0$Build-3</meta:generator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2.273cm" xlink:href=".." xlink:type="simple" chart:class="chart:scatter" chart:style-name="ch1">
        <chart:legend chart:legend-position="end" svg:x="15.304cm" svg:y="5.339cm" style:legend-expansion="high" chart:style-name="ch2"/>
        <chart:plot-area chart:style-name="ch3" table:cell-range-address="Sheet1.A18:Sheet1.B28 Sheet1.D18:Sheet1.D28 Sheet1.F18:Sheet1.F28" svg:x="0.351cm" svg:y="0.245cm" svg:width="14.602cm" svg:height="11.783cm">
          <chartooo:coordinate-region svg:x="1.555cm" svg:y="0.445cm" svg:width="12.933cm" svg:height="11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28" chart:class="chart:scatter">
            <chart:domain table:cell-range-address="Sheet1.A18:Sheet1.A28"/>
            <chart:data-point chart:repeated="11"/>
          </chart:series>
          <chart:series chart:style-name="ch7" chart:values-cell-range-address="Sheet1.D18:Sheet1.D28" chart:class="chart:scatter">
            <chart:domain table:cell-range-address="Sheet1.C18:Sheet1.C28"/>
            <chart:data-point chart:repeated="11"/>
          </chart:series>
          <chart:series chart:style-name="ch8" chart:values-cell-range-address="Sheet1.F18:Sheet1.F28" chart:class="chart:scatter">
            <chart:domain table:cell-range-address="Sheet1.E18:Sheet1.E2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Sheet1.A18:Sheet1.A28</svg:desc>
                </draw:g>
              </table:table-cell>
              <table:table-cell office:value-type="float" office:value="-0.0114736809159084">
                <text:p>-0.0114736809159084</text:p>
                <draw:g>
                  <svg:desc>Sheet1.B18:Sheet1.B28</svg:desc>
                </draw:g>
              </table:table-cell>
              <table:table-cell office:value-type="float" office:value="4096">
                <text:p>4096</text:p>
                <draw:g>
                  <svg:desc>Sheet1.C18:Sheet1.C28</svg:desc>
                </draw:g>
              </table:table-cell>
              <table:table-cell office:value-type="float" office:value="-0.029666669381043">
                <text:p>-0.029666669381043</text:p>
                <draw:g>
                  <svg:desc>Sheet1.D18:Sheet1.D28</svg:desc>
                </draw:g>
              </table:table-cell>
              <table:table-cell office:value-type="float" office:value="4096">
                <text:p>4096</text:p>
                <draw:g>
                  <svg:desc>Sheet1.E18:Sheet1.E28</svg:desc>
                </draw:g>
              </table:table-cell>
              <table:table-cell office:value-type="float" office:value="-0.0330690450319554">
                <text:p>-0.0330690450319554</text:p>
                <draw:g>
                  <svg:desc>Sheet1.F18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13">
                <text:p>4913</text:p>
              </table:table-cell>
              <table:table-cell office:value-type="float" office:value="-0.00618814129502376">
                <text:p>-0.00618814129502376</text:p>
              </table:table-cell>
              <table:table-cell office:value-type="float" office:value="4913">
                <text:p>4913</text:p>
              </table:table-cell>
              <table:table-cell office:value-type="float" office:value="-0.0160948545459924">
                <text:p>-0.0160948545459924</text:p>
              </table:table-cell>
              <table:table-cell office:value-type="float" office:value="4913">
                <text:p>4913</text:p>
              </table:table-cell>
              <table:table-cell office:value-type="float" office:value="-0.0169732380866967">
                <text:p>-0.0169732380866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32">
                <text:p>5832</text:p>
              </table:table-cell>
              <table:table-cell office:value-type="float" office:value="-0.00350781977186037">
                <text:p>-0.00350781977186037</text:p>
              </table:table-cell>
              <table:table-cell office:value-type="float" office:value="5832">
                <text:p>5832</text:p>
              </table:table-cell>
              <table:table-cell office:value-type="float" office:value="-0.00869798348487744">
                <text:p>-0.00869798348487744</text:p>
              </table:table-cell>
              <table:table-cell office:value-type="float" office:value="5832">
                <text:p>5832</text:p>
              </table:table-cell>
              <table:table-cell office:value-type="float" office:value="-0.00951446112200119">
                <text:p>-0.009514461122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9">
                <text:p>6859</text:p>
              </table:table-cell>
              <table:table-cell office:value-type="float" office:value="-0.00210480070859197">
                <text:p>-0.00210480070859197</text:p>
              </table:table-cell>
              <table:table-cell office:value-type="float" office:value="6859">
                <text:p>6859</text:p>
              </table:table-cell>
              <table:table-cell office:value-type="float" office:value="-0.00463926920299453">
                <text:p>-0.00463926920299453</text:p>
              </table:table-cell>
              <table:table-cell office:value-type="float" office:value="6859">
                <text:p>6859</text:p>
              </table:table-cell>
              <table:table-cell office:value-type="float" office:value="-0.00467967811080738">
                <text:p>-0.00467967811080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-0.00115267431205243">
                <text:p>-0.00115267431205243</text:p>
              </table:table-cell>
              <table:table-cell office:value-type="float" office:value="8000">
                <text:p>8000</text:p>
              </table:table-cell>
              <table:table-cell office:value-type="float" office:value="-0.00245460307572289">
                <text:p>-0.00245460307572289</text:p>
              </table:table-cell>
              <table:table-cell office:value-type="float" office:value="8000">
                <text:p>8000</text:p>
              </table:table-cell>
              <table:table-cell office:value-type="float" office:value="-0.00215867925311583">
                <text:p>-0.00215867925311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61">
                <text:p>9261</text:p>
              </table:table-cell>
              <table:table-cell office:value-type="float" office:value="-0.000379870949334099">
                <text:p>-0.000379870949334099</text:p>
              </table:table-cell>
              <table:table-cell office:value-type="float" office:value="9261">
                <text:p>9261</text:p>
              </table:table-cell>
              <table:table-cell office:value-type="float" office:value="-0.00120423988847654">
                <text:p>-0.00120423988847654</text:p>
              </table:table-cell>
              <table:table-cell office:value-type="float" office:value="9261">
                <text:p>9261</text:p>
              </table:table-cell>
              <table:table-cell office:value-type="float" office:value="-0.000873077320861464">
                <text:p>-0.00087307732086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48">
                <text:p>10648</text:p>
              </table:table-cell>
              <table:table-cell office:value-type="float" office:value="-0.000615657609081599">
                <text:p>-0.000615657609081599</text:p>
              </table:table-cell>
              <table:table-cell office:value-type="float" office:value="10648">
                <text:p>10648</text:p>
              </table:table-cell>
              <table:table-cell office:value-type="float" office:value="-0.000704774897840082">
                <text:p>-0.000704774897840082</text:p>
              </table:table-cell>
              <table:table-cell office:value-type="float" office:value="10648">
                <text:p>10648</text:p>
              </table:table-cell>
              <table:table-cell office:value-type="float" office:value="-0.00150696655834482">
                <text:p>-0.00150696655834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67">
                <text:p>12167</text:p>
              </table:table-cell>
              <table:table-cell office:value-type="float" office:value="-0.000283814756276366">
                <text:p>-0.000283814756276366</text:p>
              </table:table-cell>
              <table:table-cell office:value-type="float" office:value="12167">
                <text:p>12167</text:p>
              </table:table-cell>
              <table:table-cell office:value-type="float" office:value="-0.00034381586287129">
                <text:p>-0.00034381586287129</text:p>
              </table:table-cell>
              <table:table-cell office:value-type="float" office:value="12167">
                <text:p>12167</text:p>
              </table:table-cell>
              <table:table-cell office:value-type="float" office:value="-0.000583003945476005">
                <text:p>-0.000583003945476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24">
                <text:p>13824</text:p>
              </table:table-cell>
              <table:table-cell office:value-type="float" office:value="-0.000149118395353406">
                <text:p>-0.000149118395353406</text:p>
              </table:table-cell>
              <table:table-cell office:value-type="float" office:value="13824">
                <text:p>13824</text:p>
              </table:table-cell>
              <table:table-cell office:value-type="float" office:value="-0.000166125511959664">
                <text:p>-0.000166125511959664</text:p>
              </table:table-cell>
              <table:table-cell office:value-type="float" office:value="13824">
                <text:p>13824</text:p>
              </table:table-cell>
              <table:table-cell office:value-type="float" office:value="-0.000482185760727529">
                <text:p>-0.000482185760727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25">
                <text:p>15625</text:p>
              </table:table-cell>
              <table:table-cell office:value-type="float" office:value="-0.000187214335839901">
                <text:p>-0.000187214335839901</text:p>
              </table:table-cell>
              <table:table-cell office:value-type="float" office:value="15625">
                <text:p>15625</text:p>
              </table:table-cell>
              <table:table-cell office:value-type="float" office:value="-0.0000431300470266969">
                <text:p>-0.0000431300470266969</text:p>
              </table:table-cell>
              <table:table-cell office:value-type="float" office:value="15625">
                <text:p>15625</text:p>
              </table:table-cell>
              <table:table-cell office:value-type="float" office:value="-0.000237147229354423">
                <text:p>-0.000237147229354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76">
                <text:p>17576</text:p>
              </table:table-cell>
              <table:table-cell office:value-type="float" office:value="0">
                <text:p>0</text:p>
              </table:table-cell>
              <table:table-cell office:value-type="float" office:value="17576">
                <text:p>17576</text:p>
              </table:table-cell>
              <table:table-cell office:value-type="float" office:value="0">
                <text:p>0</text:p>
              </table:table-cell>
              <table:table-cell office:value-type="float" office:value="17576">
                <text:p>175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